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2bf819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officeooo:paragraph-rsid="0019b51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P8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 style:writing-mode="lr-tb"/>
      <style:text-properties officeooo:rsid="002730bc" officeooo:paragraph-rsid="002bf819"/>
    </style:style>
    <style:style style:name="P9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 style:writing-mode="lr-tb"/>
      <style:text-properties officeooo:rsid="002730bc" officeooo:paragraph-rsid="002bf819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296e23" officeooo:paragraph-rsid="00296e23"/>
    </style:style>
    <style:style style:name="P11" style:family="paragraph" style:parent-style-name="Preformatted_20_Text">
      <style:paragraph-properties fo:margin-left="2.501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fo:font-weight="normal" officeooo:rsid="002d9d7e" officeooo:paragraph-rsid="002d9d7e" style:font-size-asian="12pt" style:font-size-complex="12pt"/>
    </style:style>
    <style:style style:name="P12" style:family="paragraph" style:parent-style-name="Preformatted_20_Text">
      <style:paragraph-properties fo:margin-left="2.501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Preformatted_20_Text">
      <style:paragraph-properties fo:margin-left="2.501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14" style:family="paragraph" style:parent-style-name="Preformatted_20_Text">
      <style:paragraph-properties fo:margin-left="2.501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style:font-size-asian="12pt" style:font-size-complex="12pt"/>
    </style:style>
    <style:style style:name="P15" style:family="paragraph" style:parent-style-name="Preformatted_20_Text">
      <style:paragraph-properties fo:margin-left="2.501cm" fo:margin-right="0cm" fo:orphans="2" fo:widows="2" fo:text-indent="0cm" style:auto-text-indent="false"/>
      <style:text-properties fo:color="#000000" loext:opacity="100%" style:font-name="Arial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2pt" officeooo:rsid="002d9d7e" officeooo:paragraph-rsid="002f9060" style:font-size-asian="12pt" style:font-size-complex="12pt"/>
    </style:style>
    <style:style style:name="P17" style:family="paragraph" style:parent-style-name="Standard">
      <style:text-properties officeooo:rsid="00215c2c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0215c2c" officeooo:paragraph-rsid="00215c2c"/>
    </style:style>
    <style:style style:name="P19" style:family="paragraph" style:parent-style-name="Standard">
      <style:paragraph-properties fo:text-align="start" style:justify-single-word="false" style:writing-mode="lr-tb"/>
      <style:text-properties officeooo:rsid="00215c2c" officeooo:paragraph-rsid="002d9d7e"/>
    </style:style>
    <style:style style:name="P20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bf819" officeooo:paragraph-rsid="002bf819"/>
    </style:style>
    <style:style style:name="P21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96e23" officeooo:paragraph-rsid="00296e23"/>
    </style:style>
    <style:style style:name="P22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96e23" officeooo:paragraph-rsid="002f9060"/>
    </style:style>
    <style:style style:name="P23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d9d7e" officeooo:paragraph-rsid="002d9d7e"/>
    </style:style>
    <style:style style:name="P24" style:family="paragraph" style:parent-style-name="Standard">
      <style:paragraph-properties fo:text-align="start" style:justify-single-word="false" style:writing-mode="lr-tb"/>
      <style:text-properties fo:color="#55308d" loext:opacity="100%" style:font-name="Arial" fo:font-size="11pt" officeooo:rsid="002d9d7e" officeooo:paragraph-rsid="002d9d7e" style:font-size-asian="11pt" style:font-size-complex="11pt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019b515" officeooo:paragraph-rsid="002bf819"/>
    </style:style>
    <style:style style:name="P26" style:family="paragraph" style:parent-style-name="Standard">
      <style:paragraph-properties fo:text-align="start" style:justify-single-word="false" style:writing-mode="lr-tb"/>
      <style:text-properties officeooo:rsid="0019b515" officeooo:paragraph-rsid="002d9d7e"/>
    </style:style>
    <style:style style:name="P27" style:family="paragraph" style:parent-style-name="Standard">
      <style:paragraph-properties fo:text-align="start" style:justify-single-word="false" style:writing-mode="lr-tb"/>
      <style:text-properties officeooo:rsid="0029237a" officeooo:paragraph-rsid="0023dc84"/>
    </style:style>
    <style:style style:name="P28" style:family="paragraph" style:parent-style-name="Standard" style:list-style-name="L1">
      <style:paragraph-properties fo:text-align="start" style:justify-single-word="false" style:writing-mode="lr-tb"/>
      <style:text-properties style:font-name="Lucida Sans1" officeooo:rsid="002730bc" officeooo:paragraph-rsid="002bf819"/>
    </style:style>
    <style:style style:name="P29" style:family="paragraph" style:parent-style-name="Standard" style:list-style-name="L1">
      <style:paragraph-properties fo:text-align="start" style:justify-single-word="false" style:writing-mode="lr-tb"/>
      <style:text-properties style:font-name="Lucida Sans1" officeooo:rsid="002d9d7e" officeooo:paragraph-rsid="002d9d7e"/>
    </style:style>
    <style:style style:name="P30" style:family="paragraph" style:parent-style-name="Standard" style:list-style-name="WWNum1">
      <style:paragraph-properties fo:text-align="start" style:justify-single-word="false" style:writing-mode="lr-tb"/>
      <style:text-properties officeooo:paragraph-rsid="00215c2c"/>
    </style:style>
    <style:style style:name="P31" style:family="paragraph" style:parent-style-name="Standard" style:list-style-name="WWNum1">
      <style:paragraph-properties fo:text-align="start" style:justify-single-word="false" style:writing-mode="lr-tb"/>
      <style:text-properties fo:color="#000000" loext:opacity="100%" style:font-name="Arial" fo:font-size="12pt" officeooo:rsid="002d9d7e" officeooo:paragraph-rsid="002f9060" style:font-size-asian="12pt" style:font-size-complex="12pt"/>
    </style:style>
    <style:style style:name="T1" style:family="text">
      <style:text-properties style:font-name="Lucida Sans" officeooo:rsid="0023dc84"/>
    </style:style>
    <style:style style:name="T2" style:family="text">
      <style:text-properties style:font-name="Lucida Sans" officeooo:rsid="0029aa7d"/>
    </style:style>
    <style:style style:name="T3" style:family="text">
      <style:text-properties style:font-name="Lucida Sans" officeooo:rsid="002a56e6"/>
    </style:style>
    <style:style style:name="T4" style:family="text">
      <style:text-properties style:font-name="Lucida Sans" officeooo:rsid="002730bc"/>
    </style:style>
    <style:style style:name="T5" style:family="text">
      <style:text-properties style:font-name="Lucida Sans" officeooo:rsid="002f9060"/>
    </style:style>
    <style:style style:name="T6" style:family="text">
      <style:text-properties style:font-name="Arial Black" fo:font-size="15pt" style:font-size-asian="15pt" style:font-size-complex="15pt"/>
    </style:style>
    <style:style style:name="T7" style:family="text">
      <style:text-properties style:font-name="Arial Black" fo:font-size="15pt" officeooo:rsid="0019b515" style:font-size-asian="15pt" style:font-size-complex="15pt"/>
    </style:style>
    <style:style style:name="T8" style:family="text">
      <style:text-properties style:font-name="Arial Black" fo:font-size="15pt" officeooo:rsid="002bf819" style:font-size-asian="15pt" style:font-size-complex="15pt"/>
    </style:style>
    <style:style style:name="T9" style:family="text">
      <style:text-properties style:font-name="Arial Black" fo:font-size="15pt" officeooo:rsid="00313944" style:font-size-asian="15pt" style:font-size-complex="15pt"/>
    </style:style>
    <style:style style:name="T10" style:family="text">
      <style:text-properties fo:font-style="normal" fo:font-weight="normal"/>
    </style:style>
    <style:style style:name="T11" style:family="text">
      <style:text-properties officeooo:rsid="002f9060"/>
    </style:style>
    <style:style style:name="T12" style:family="text">
      <style:text-properties fo:color="#00a933" loext:opacity="100%" style:font-name="Lucida Sans" officeooo:rsid="002f906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<text:bookmark-start text:name="__DdeLink__335_1332129084"/><text:bookmark-start text:name="__DdeLink__5365_2119247332"/><text:span text:style-name="T6">Tutoria</text:span><text:span text:style-name="T7">l </text:span><text:bookmark-end text:name="__DdeLink__5365_2119247332"/><text:span text:style-name="T9">Completando CRUD</text:span><text:span text:style-name="T8"> Chaves</text:span><text:bookmark-end text:name="__DdeLink__335_1332129084"/></text:p>
      <text:p text:style-name="P3"/>
      <text:p text:style-name="P1"/>
      <text:p text:style-name="P4">Projeto: Controle de empréstimo de chaves</text:p>
      <text:p text:style-name="P4"/>
      <text:p text:style-name="P4">Tecnologias: Spring Boot Rest e Svelte</text:p>
      <text:p text:style-name="P5"/>
      <text:p text:style-name="P6">Alunos:<text:line-break/>Gabriela Silva Rodrigues;</text:p>
      <text:p text:style-name="P6">Gustavo Machado Pontes;</text:p>
      <text:p text:style-name="P6">Mateus Alves Silva;<text:line-break/>Nathan Rodrigues dos Santos.</text:p>
      <text:p text:style-name="Standard"/>
      <text:p text:style-name="P17"/>
      <text:p text:style-name="P18"/>
      <text:p text:style-name="P20"><text:bookmark text:name="__DdeLink__1992_257505952512"/><text:bookmark text:name="__DdeLink__2004_25750595251"/><text:bookmark text:name="__DdeLink__1983_257505952512"/><text:bookmark text:name="__DdeLink__324_1332129084"/>Adição dos métodos de inserção na API</text:p>
      <text:p text:style-name="P25"/>
      <text:list xml:id="list3366955938" text:style-name="L1">
        <text:list-item>
          <text:p text:style-name="P28"><text:span text:style-name="T11">Acesse a </text:span>classe com o nome de ChaveController com o seguinte conteúdo:</text:p>
        </text:list-item>
      </text:list>
      <text:p text:style-name="P8"/>
      <text:p text:style-name="P9">package com.GGMN.backend.controller;</text:p>
      <text:p text:style-name="P9"/>
      <text:p text:style-name="P9">import java.util.ArrayList;</text:p>
      <text:p text:style-name="P9">import java.util.List;</text:p>
      <text:p text:style-name="P9"/>
      <text:p text:style-name="P9">import org.springframework.beans.BeanUtils;</text:p>
      <text:p text:style-name="P9">import org.springframework.beans.factory.annotation.Autowired;</text:p>
      <text:p text:style-name="P9">import org.springframework.http.HttpStatus;</text:p>
      <text:p text:style-name="P9">import org.springframework.http.HttpStatusCode;</text:p>
      <text:p text:style-name="P9">import org.springframework.http.ResponseEntity;</text:p>
      <text:p text:style-name="P9">import org.springframework.stereotype.Controller;</text:p>
      <text:p text:style-name="P9">import org.springframework.stereotype.Service;</text:p>
      <text:p text:style-name="P9">import org.springframework.validation.annotation.Validated;</text:p>
      <text:p text:style-name="P9">import org.springframework.web.bind.annotation.CrossOrigin;</text:p>
      <text:p text:style-name="P9">import org.springframework.web.bind.annotation.GetMapping;</text:p>
      <text:p text:style-name="P9">import org.springframework.web.bind.annotation.PathVariable;</text:p>
      <text:p text:style-name="P9">import org.springframework.web.bind.annotation.PostMapping;</text:p>
      <text:p text:style-name="P9">import org.springframework.web.bind.annotation.RequestBody;</text:p>
      <text:p text:style-name="P9">import org.springframework.web.bind.annotation.RequestMapping;</text:p>
      <text:p text:style-name="P9">import org.springframework.web.bind.annotation.RestController;</text:p>
      <text:p text:style-name="P9"/>
      <text:p text:style-name="P9">import com.GGMN.backend.dto.ChaveRecordDto;</text:p>
      <text:p text:style-name="P9">import com.GGMN.backend.model.Chave;</text:p>
      <text:p text:style-name="P9">import com.GGMN.backend.repository.ChaveRepository;</text:p>
      <text:p text:style-name="P9"/>
      <text:p text:style-name="P9">@RestController</text:p>
      <text:p text:style-name="P9">@RequestMapping("/chaves")</text:p>
      <text:p text:style-name="P9">@CrossOrigin(origins = "http://localhost:8080")</text:p>
      <text:p text:style-name="P9">public class ChaveController {</text:p>
      <text:p text:style-name="P9"><text:tab/></text:p>
      <text:p text:style-name="P9"><text:tab/>@Autowired</text:p>
      <text:p text:style-name="P9"><text:soft-page-break/><text:tab/>private ChaveRepository chaveRepository;</text:p>
      <text:p text:style-name="P9"><text:tab/></text:p>
      <text:p text:style-name="P9"><text:tab/>@PostMapping</text:p>
      <text:p text:style-name="P9"><text:tab/>public ResponseEntity&lt;Chave&gt; saveChave(@RequestBody ChaveRecordDto chaveRecordDto) {</text:p>
      <text:p text:style-name="P9"><text:tab/><text:tab/></text:p>
      <text:p text:style-name="P9"><text:tab/><text:tab/>Chave chave = new Chave();</text:p>
      <text:p text:style-name="P9"><text:tab/><text:tab/>BeanUtils.copyProperties(chaveRecordDto, chave);</text:p>
      <text:p text:style-name="P9"><text:tab/><text:tab/></text:p>
      <text:p text:style-name="P9"><text:tab/><text:tab/></text:p>
      <text:p text:style-name="P9"><text:tab/><text:tab/>return ResponseEntity.status(HttpStatus.CREATED).body(chaveRepository.save(chave));</text:p>
      <text:p text:style-name="P9"><text:tab/>}</text:p>
      <text:p text:style-name="P9"><text:tab/></text:p>
      <text:p text:style-name="P9"><text:tab/>@GetMapping</text:p>
      <text:p text:style-name="P9"><text:tab/>public ResponseEntity&lt;List&lt;Chave&gt;&gt; getAllChaves() {</text:p>
      <text:p text:style-name="P9"><text:tab/><text:tab/></text:p>
      <text:p text:style-name="P9"><text:tab/><text:tab/>return ResponseEntity.status(HttpStatus.OK).body(chaveRepository.findAll());</text:p>
      <text:p text:style-name="P9"><text:tab/>}</text:p>
      <text:p text:style-name="P9"/>
      <text:p text:style-name="P9"><text:tab/>@GetMapping("/status/{status}")</text:p>
      <text:p text:style-name="P9"><text:tab/>public ResponseEntity&lt;List&lt;Chave&gt;&gt; getPerStauts(@PathVariable(value="status") boolean status) {<text:tab/><text:tab/></text:p>
      <text:p text:style-name="P9"><text:tab/><text:tab/></text:p>
      <text:p text:style-name="P9"><text:tab/><text:tab/></text:p>
      <text:p text:style-name="P9"><text:tab/><text:tab/>return ResponseEntity.status(HttpStatus.OK).body(chaveRepository.findByStatus(status));</text:p>
      <text:p text:style-name="P9"><text:tab/>}</text:p>
      <text:p text:style-name="P9"><text:tab/></text:p>
      <text:p text:style-name="P9"><text:tab/>@GetMapping("/situacao/{situacao}")</text:p>
      <text:p text:style-name="P9"><text:tab/>public ResponseEntity&lt;List&lt;Chave&gt;&gt; getPerSituacao(@PathVariable(value="situacao") String situacao) {<text:tab/><text:tab/></text:p>
      <text:p text:style-name="P9"><text:tab/><text:tab/></text:p>
      <text:p text:style-name="P9"><text:tab/><text:tab/>List&lt;Chave&gt; chaves = new ArrayList&lt;&gt;();</text:p>
      <text:p text:style-name="P9"><text:tab/><text:tab/></text:p>
      <text:p text:style-name="P9"><text:tab/><text:tab/>for (Chave chave : chaveRepository.findBySituacao(situacao)) {</text:p>
      <text:p text:style-name="P9"><text:tab/><text:tab/><text:tab/>if(chave.getStatus() == true) {</text:p>
      <text:p text:style-name="P9"><text:tab/><text:tab/><text:tab/><text:tab/>chaves.add(chave);</text:p>
      <text:p text:style-name="P9"><text:tab/><text:tab/><text:tab/>}</text:p>
      <text:p text:style-name="P9"><text:tab/><text:tab/>}</text:p>
      <text:p text:style-name="P9"><text:tab/><text:tab/></text:p>
      <text:p text:style-name="P9"><text:tab/><text:tab/></text:p>
      <text:p text:style-name="P9"><text:tab/><text:tab/></text:p>
      <text:p text:style-name="P9"><text:tab/><text:tab/>return ResponseEntity.status(HttpStatus.OK).body(chaves);</text:p>
      <text:p text:style-name="P9"><text:tab/>}</text:p>
      <text:p text:style-name="P2"><text:span text:style-name="T4">}</text:span><text:span text:style-name="T1"><text:line-break/></text:span></text:p>
      <text:p text:style-name="P27"/>
      <text:p text:style-name="P10"/>
      <text:p text:style-name="P21"><text:bookmark-start text:name="__DdeLink__662_4225513786"/><text:bookmark text:name="__DdeLink__1983_2575059525121"/><text:bookmark text:name="__DdeLink__2004_257505952511"/><text:bookmark text:name="__DdeLink__1992_2575059525121"/>iniciando o servidor <text:span text:style-name="T11">do SpringBoot</text:span></text:p>
      <text:list xml:id="list2721876619" text:style-name="WWNum1">
        <text:list-item>
          <text:p text:style-name="P30"><text:span text:style-name="T3">clique</text:span><text:span text:style-name="T2"> o í</text:span><text:span text:style-name="T3">cone de play</text:span><text:span text:style-name="T2"> n</text:span><text:span text:style-name="T5">o canto superior direito do Visual Studio Code.</text:span><text:bookmark-end text:name="__DdeLink__662_4225513786"/></text:p>
          <text:p text:style-name="P30"><text:soft-page-break/></text:p>
        </text:list-item>
      </text:list>
      <text:p text:style-name="P19"/>
      <text:p text:style-name="P23"><text:bookmark text:name="__DdeLink__2004_25750595251 Copia 1"/><text:bookmark text:name="__DdeLink__1992_257505952512 Copia 1"/><text:bookmark text:name="__DdeLink__324_1332129084 Copia 1"/><text:bookmark text:name="__DdeLink__1983_257505952512 Copia 1"/>Criando a tela para inserir chaves</text:p>
      <text:p text:style-name="P26"/>
      <text:list xml:id="list231216540764892" text:continue-list="list3366955938" text:style-name="L1">
        <text:list-item>
          <text:p text:style-name="P29"><text:bookmark text:name="__DdeLink__1992_257505952511"/><text:bookmark text:name="__DdeLink__1983_257505952511"/>Abra o projeto front-end</text:p>
        </text:list-item>
        <text:list-item>
          <text:p text:style-name="P29">Entre na pasta pages</text:p>
        </text:list-item>
        <text:list-item>
          <text:p text:style-name="P29">Crie um arquivo InserirPage.svelte</text:p>
        </text:list-item>
        <text:list-item>
          <text:p text:style-name="P29">Copie o seguinte código:</text:p>
        </text:list-item>
      </text:list>
      <text:p text:style-name="P24"/>
      <text:p text:style-name="P11">&lt;script&gt;</text:p>
      <text:p text:style-name="P14"><text:s text:c="4"/><text:span text:style-name="T10">let chave = { nome: "", situacao: "disponivel", status: true };</text:span></text:p>
      <text:p text:style-name="P15"/>
      <text:p text:style-name="P14"><text:s text:c="4"/><text:span text:style-name="T10">//Lista para mostrar as chaves</text:span></text:p>
      <text:p text:style-name="P14"><text:s text:c="4"/><text:span text:style-name="T10">let Listachaves = [];</text:span></text:p>
      <text:p text:style-name="P15"/>
      <text:p text:style-name="P14"><text:s text:c="4"/><text:span text:style-name="T10">async function carregarChaves() {</text:span></text:p>
      <text:p text:style-name="P14"><text:s text:c="8"/><text:span text:style-name="T10">try {</text:span></text:p>
      <text:p text:style-name="P14"><text:s text:c="12"/><text:span text:style-name="T10">const response = await fetch(</text:span></text:p>
      <text:p text:style-name="P14"><text:s text:c="16"/><text:span text:style-name="T10">"http://localhost:8081/chaves/situacao/disponivel"</text:span></text:p>
      <text:p text:style-name="P14"><text:s text:c="12"/><text:span text:style-name="T10">); // Adicione "http://" ao URL</text:span></text:p>
      <text:p text:style-name="P14"><text:s text:c="12"/><text:span text:style-name="T10">if (response.ok) {</text:span></text:p>
      <text:p text:style-name="P14"><text:s text:c="16"/><text:span text:style-name="T10">const chaves = await response.json();</text:span></text:p>
      <text:p text:style-name="P14"><text:s text:c="16"/><text:span text:style-name="T10">Listachaves = chaves;</text:span></text:p>
      <text:p text:style-name="P14"><text:s text:c="16"/><text:span text:style-name="T10">console.log(chaves); // Mude para "chaves" em vez de "Listachaves"</text:span></text:p>
      <text:p text:style-name="P14"><text:s text:c="12"/><text:span text:style-name="T10">} else {</text:span></text:p>
      <text:p text:style-name="P14"><text:s text:c="16"/><text:span text:style-name="T10">console.error(</text:span></text:p>
      <text:p text:style-name="P14"><text:s text:c="20"/><text:span text:style-name="T10">"Erro ao carregar as chaves:",</text:span></text:p>
      <text:p text:style-name="P14"><text:s text:c="20"/><text:span text:style-name="T10">response.statusText</text:span></text:p>
      <text:p text:style-name="P14"><text:s text:c="16"/><text:span text:style-name="T10">);</text:span></text:p>
      <text:p text:style-name="P14"><text:s text:c="12"/><text:span text:style-name="T10">}</text:span></text:p>
      <text:p text:style-name="P14"><text:s text:c="8"/><text:span text:style-name="T10">} catch (error) {</text:span></text:p>
      <text:p text:style-name="P14"><text:s text:c="12"/><text:span text:style-name="T10">console.error("Erro ao carregar as chaves:", error);</text:span></text:p>
      <text:p text:style-name="P14"><text:s text:c="8"/><text:span text:style-name="T10">}</text:span></text:p>
      <text:p text:style-name="P14"><text:s text:c="4"/><text:span text:style-name="T10">}</text:span></text:p>
      <text:p text:style-name="P15"/>
      <text:p text:style-name="P14"><text:s text:c="4"/><text:span text:style-name="T10">carregarChaves();</text:span></text:p>
      <text:p text:style-name="P15"/>
      <text:p text:style-name="P12">&lt;/script&gt;</text:p>
      <text:p text:style-name="P12">&lt;main&gt;</text:p>
      <text:p text:style-name="P14"><text:s text:c="4"/><text:span text:style-name="T10">&lt;h2&gt;Lista de Chaves Disponíveis:&lt;/h2&gt;</text:span></text:p>
      <text:p text:style-name="P14"><text:s text:c="4"/><text:span text:style-name="T10">&lt;ul&gt;</text:span></text:p>
      <text:p text:style-name="P14"><text:s text:c="8"/><text:span text:style-name="T10">{#each Listachaves as chave}</text:span></text:p>
      <text:p text:style-name="P14"><text:s text:c="12"/><text:span text:style-name="T10">{#if chave.situacao == "disponivel"}</text:span></text:p>
      <text:p text:style-name="P14"><text:s text:c="16"/><text:span text:style-name="T10">&lt;li&gt;🗝️{chave.nome} - Situação: {chave.situacao} ✅&lt;/li&gt;</text:span></text:p>
      <text:p text:style-name="P14"><text:s text:c="12"/><text:span text:style-name="T10">{:else}</text:span></text:p>
      <text:p text:style-name="P14"><text:s text:c="16"/><text:span text:style-name="T10">&lt;li&gt;🗝️{chave.nome} - Situação: {chave.situacao} ⛔&lt;/li&gt;</text:span></text:p>
      <text:p text:style-name="P14"><text:s text:c="12"/><text:span text:style-name="T10">{/if}</text:span></text:p>
      <text:p text:style-name="P14"><text:s text:c="8"/><text:span text:style-name="T10">{/each}</text:span></text:p>
      <text:p text:style-name="P14"><text:s text:c="4"/><text:span text:style-name="T10">&lt;/ul&gt;</text:span></text:p>
      <text:p text:style-name="P12">&lt;/main&gt;</text:p>
      <text:p text:style-name="P12">&lt;style&gt;</text:p>
      <text:p text:style-name="P14"><text:soft-page-break/><text:s text:c="4"/><text:span text:style-name="T10">main {</text:span></text:p>
      <text:p text:style-name="P14"><text:s text:c="8"/><text:span text:style-name="T10">text-align: center;</text:span></text:p>
      <text:p text:style-name="P14"><text:s text:c="8"/><text:span text:style-name="T10">justify-content: center;</text:span></text:p>
      <text:p text:style-name="P14"><text:s text:c="8"/><text:span text:style-name="T10">display: block;</text:span></text:p>
      <text:p text:style-name="P14"><text:s text:c="8"/><text:span text:style-name="T10">background-color: rgb(34, 40, 49);</text:span></text:p>
      <text:p text:style-name="P14"><text:s text:c="8"/><text:span text:style-name="T10">color: rgb(238, 238, 238);</text:span></text:p>
      <text:p text:style-name="P14"><text:s text:c="8"/><text:span text:style-name="T10">overflow: auto;</text:span></text:p>
      <text:p text:style-name="P14"><text:s text:c="4"/><text:span text:style-name="T10">}</text:span></text:p>
      <text:p text:style-name="P15"/>
      <text:p text:style-name="P14"><text:s text:c="4"/><text:span text:style-name="T10">h2 {</text:span></text:p>
      <text:p text:style-name="P14"><text:s text:c="8"/><text:span text:style-name="T10">font-size: 2.5em;</text:span></text:p>
      <text:p text:style-name="P14"><text:s text:c="8"/><text:span text:style-name="T10">font-family: "Courier New", Courier, monospace;</text:span></text:p>
      <text:p text:style-name="P14"><text:s text:c="8"/><text:span text:style-name="T10">color: rgb(214, 90, 49);</text:span></text:p>
      <text:p text:style-name="P14"><text:s text:c="8"/><text:span text:style-name="T10">font-weight: bolder;</text:span></text:p>
      <text:p text:style-name="P14"><text:s text:c="4"/><text:span text:style-name="T10">}</text:span></text:p>
      <text:p text:style-name="P15"/>
      <text:p text:style-name="P14"><text:s text:c="4"/><text:span text:style-name="T10">button {</text:span></text:p>
      <text:p text:style-name="P14"><text:s text:c="8"/><text:span text:style-name="T10">background-color: rgb(214, 90, 49);</text:span></text:p>
      <text:p text:style-name="P14"><text:s text:c="8"/><text:span text:style-name="T10">color: rgb(238, 238, 238);</text:span></text:p>
      <text:p text:style-name="P14"><text:s text:c="8"/><text:span text:style-name="T10">padding: 1vh 2vh;</text:span></text:p>
      <text:p text:style-name="P14"><text:s text:c="8"/><text:span text:style-name="T10">border-radius: 5%;</text:span></text:p>
      <text:p text:style-name="P14"><text:s text:c="8"/><text:span text:style-name="T10">cursor: pointer;</text:span></text:p>
      <text:p text:style-name="P14"><text:s text:c="8"/><text:span text:style-name="T10">margin: 1vh;</text:span></text:p>
      <text:p text:style-name="P14"><text:s text:c="8"/><text:span text:style-name="T10">transition: background-color 0.3s;</text:span></text:p>
      <text:p text:style-name="P14"><text:s text:c="8"/><text:span text:style-name="T10">font-size: 1.5em;</text:span></text:p>
      <text:p text:style-name="P14"><text:s text:c="4"/><text:span text:style-name="T10">}</text:span></text:p>
      <text:p text:style-name="P15"/>
      <text:p text:style-name="P14"><text:s text:c="4"/><text:span text:style-name="T10">button:hover {</text:span></text:p>
      <text:p text:style-name="P14"><text:s text:c="8"/><text:span text:style-name="T10">background-color: rgb(57, 62, 70);</text:span></text:p>
      <text:p text:style-name="P14"><text:s text:c="4"/><text:span text:style-name="T10">}</text:span></text:p>
      <text:p text:style-name="P15"/>
      <text:p text:style-name="P14"><text:s text:c="4"/><text:span text:style-name="T10">label {</text:span></text:p>
      <text:p text:style-name="P14"><text:s text:c="8"/><text:span text:style-name="T10">margin-bottom: 5vh;</text:span></text:p>
      <text:p text:style-name="P14"><text:s text:c="8"/><text:span text:style-name="T10">font-family: Arial, Helvetica, sans-serif;</text:span></text:p>
      <text:p text:style-name="P14"><text:s text:c="8"/><text:span text:style-name="T10">font-weight: bold;</text:span></text:p>
      <text:p text:style-name="P14"><text:s text:c="8"/><text:span text:style-name="T10">font-size: 1.3em;</text:span></text:p>
      <text:p text:style-name="P14"><text:s text:c="4"/><text:span text:style-name="T10">}</text:span></text:p>
      <text:p text:style-name="P15"/>
      <text:p text:style-name="P14"><text:s text:c="4"/><text:span text:style-name="T10">input {</text:span></text:p>
      <text:p text:style-name="P14"><text:s text:c="8"/><text:span text:style-name="T10">padding: 1vh;</text:span></text:p>
      <text:p text:style-name="P14"><text:s text:c="8"/><text:span text:style-name="T10">margin: 3vh;</text:span></text:p>
      <text:p text:style-name="P14"><text:s text:c="8"/><text:span text:style-name="T10">border: 5px solid rgb(93, 104, 122);</text:span></text:p>
      <text:p text:style-name="P14"><text:s text:c="8"/><text:span text:style-name="T10">border-radius: 4px;</text:span></text:p>
      <text:p text:style-name="P14"><text:s text:c="4"/><text:span text:style-name="T10">}</text:span></text:p>
      <text:p text:style-name="P14"><text:s text:c="4"/><text:span text:style-name="T10">li {</text:span></text:p>
      <text:p text:style-name="P14"><text:s text:c="8"/><text:span text:style-name="T10">list-style: none;</text:span></text:p>
      <text:p text:style-name="P14"><text:s text:c="8"/><text:span text:style-name="T10">margin: 2vh;</text:span></text:p>
      <text:p text:style-name="P14"><text:s text:c="8"/><text:span text:style-name="T10">font-size: 2em;</text:span></text:p>
      <text:p text:style-name="P14"><text:s text:c="4"/><text:span text:style-name="T10">}</text:span></text:p>
      <text:p text:style-name="P13">&lt;/style&gt;</text:p>
      <text:p text:style-name="P22"><text:bookmark text:name="__DdeLink__1983_25750595251211"/><text:bookmark text:name="__DdeLink__2004_2575059525111"/><text:bookmark text:name="__DdeLink__1992_25750595251211"/>iniciando o <text:span text:style-name="T11">projeto Svelte </text:span></text:p>
      <text:list xml:id="list231215056071789" text:continue-list="list2721876619" text:style-name="WWNum1">
        <text:list-item>
          <text:p text:style-name="P31"><text:soft-page-break/><text:span text:style-name="T5">Abra o terminal vá até a pasta frontend utilizando o cd e digite:</text:span></text:p>
        </text:list-item>
      </text:list>
      <text:p text:style-name="P16"><text:span text:style-name="T5"><text:tab/></text:span><text:span text:style-name="T12">npm run dev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7:01:26.615025138</meta:creation-date>
    <meta:editing-duration>PT46M39S</meta:editing-duration>
    <meta:editing-cycles>9</meta:editing-cycles>
    <meta:generator>LibreOffice/7.4.6.2$Windows_X86_64 LibreOffice_project/5b1f5509c2decdade7fda905e3e1429a67acd63d</meta:generator>
    <dc:date>2023-11-21T23:12:14.586000000</dc:date>
    <meta:document-statistic meta:table-count="0" meta:image-count="0" meta:object-count="0" meta:page-count="5" meta:paragraph-count="169" meta:word-count="456" meta:character-count="5120" meta:non-whitespace-character-count="4102"/>
  </office:meta>
</office:document-meta>
</file>